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oats5120.comp" table:style-name="ta1">
        <table:shapes>
          <draw:frame draw:z-index="0" draw:style-name="gr1" draw:text-style-name="P1" svg:width="16.023cm" svg:height="9.005cm" svg:x="10.021cm" svg:y="3.479cm">
            <draw:object draw:notify-on-update-of-ranges="'boats5120.comp'.A1:'boats5120.comp'.A9 'boats5120.comp'.B1:'boats5120.comp'.B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LOG([.C1])" office:value-type="float" office:value="2.65991620006985" calcext:value-type="float">
            <text:p>2.6599162001</text:p>
          </table:table-cell>
          <table:table-cell office:value-type="float" office:value="457" calcext:value-type="float">
            <text:p>457</text:p>
          </table:table-cell>
          <table:table-cell table:formula="of:=[.A1]*[.C1]" office:value-type="float" office:value="0" calcext:value-type="float">
            <text:p>0</text:p>
          </table:table-cell>
          <table:table-cell/>
          <table:table-cell office:value-type="string" calcext:value-type="string">
            <text:p>average</text:p>
          </table:table-cell>
          <table:table-cell table:formula="of:=SUM([.D1:.D9])/SUM([.C1:.C9])" office:value-type="float" office:value="1.94961533383742" calcext:value-type="float">
            <text:p>1.94961533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LOG([.C2])" office:value-type="float" office:value="4.4823446795778" calcext:value-type="float">
            <text:p>4.4823446796</text:p>
          </table:table-cell>
          <table:table-cell office:value-type="float" office:value="30363" calcext:value-type="float">
            <text:p>30363</text:p>
          </table:table-cell>
          <table:table-cell table:formula="of:=[.A2]*[.C2]" office:value-type="float" office:value="30363" calcext:value-type="float">
            <text:p>30363</text:p>
          </table:table-cell>
          <table:table-cell/>
          <table:table-cell office:value-type="string" calcext:value-type="string">
            <text:p>stdev</text:p>
          </table:table-cell>
          <table:table-cell table:formula="of:=STDEV([.C1:.C9])" office:value-type="float" office:value="13391.6842200673" calcext:value-type="float">
            <text:p>13391.68422006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LOG([.C3])" office:value-type="float" office:value="4.51289775632065" calcext:value-type="float">
            <text:p>4.5128977563</text:p>
          </table:table-cell>
          <table:table-cell office:value-type="float" office:value="32576" calcext:value-type="float">
            <text:p>32576</text:p>
          </table:table-cell>
          <table:table-cell table:formula="of:=[.A3]*[.C3]" office:value-type="float" office:value="65152" calcext:value-type="float">
            <text:p>6515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LOG([.C4])" office:value-type="float" office:value="4.15106325335375" calcext:value-type="float">
            <text:p>4.1510632534</text:p>
          </table:table-cell>
          <table:table-cell office:value-type="float" office:value="14160" calcext:value-type="float">
            <text:p>14160</text:p>
          </table:table-cell>
          <table:table-cell table:formula="of:=[.A4]*[.C4]" office:value-type="float" office:value="42480" calcext:value-type="float">
            <text:p>4248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LOG([.C5])" office:value-type="float" office:value="3.66407759018507" calcext:value-type="float">
            <text:p>3.6640775902</text:p>
          </table:table-cell>
          <table:table-cell office:value-type="float" office:value="4614" calcext:value-type="float">
            <text:p>4614</text:p>
          </table:table-cell>
          <table:table-cell table:formula="of:=[.A5]*[.C5]" office:value-type="float" office:value="18456" calcext:value-type="float">
            <text:p>1845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LOG([.C6])" office:value-type="float" office:value="2.97680833733807" calcext:value-type="float">
            <text:p>2.9768083373</text:p>
          </table:table-cell>
          <table:table-cell office:value-type="float" office:value="948" calcext:value-type="float">
            <text:p>948</text:p>
          </table:table-cell>
          <table:table-cell table:formula="of:=[.A6]*[.C6]" office:value-type="float" office:value="4740" calcext:value-type="float">
            <text:p>474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LOG([.C7])" office:value-type="float" office:value="2.20951501454263" calcext:value-type="float">
            <text:p>2.2095150145</text:p>
          </table:table-cell>
          <table:table-cell office:value-type="float" office:value="162" calcext:value-type="float">
            <text:p>162</text:p>
          </table:table-cell>
          <table:table-cell table:formula="of:=[.A7]*[.C7]" office:value-type="float" office:value="972" calcext:value-type="float">
            <text:p>97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LOG([.C8])" office:value-type="float" office:value="1.54406804435028" calcext:value-type="float">
            <text:p>1.5440680444</text:p>
          </table:table-cell>
          <table:table-cell office:value-type="float" office:value="35" calcext:value-type="float">
            <text:p>35</text:p>
          </table:table-cell>
          <table:table-cell table:formula="of:=[.A8]*[.C8]"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LOG([.C9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  <table:table-cell table:formula="of:=[.A9]*[.C9]" office:value-type="float" office:value="32" calcext:value-type="float">
            <text:p>3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00-00-00</text:date>, <text:time style:data-style-name="N2" text:time-value="17:35:49.5715883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0T17:36:28.778006824</dc:date>
    <dc:creator>patrick </dc:creator>
    <meta:editing-duration>PT3M33S</meta:editing-duration>
    <meta:editing-cycles>3</meta:editing-cycles>
    <meta:generator>LibreOffice/4.3.3.2$Linux_X86_64 LibreOffice_project/430m0$Build-2</meta:generator>
    <meta:document-statistic meta:table-count="1" meta:cell-count="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4cm" svg:height="9.006cm" xlink:href=".." xlink:type="simple" chart:class="chart:bar" chart:style-name="ch1">
        <chart:plot-area chart:style-name="ch2" table:cell-range-address="'boats5120.comp'.A1:'boats5120.comp'.B9" chart:data-source-has-labels="column" svg:x="1.331cm" svg:y="0.18cm" svg:width="14.373cm" svg:height="7.665cm">
          <chartooo:coordinate-region svg:x="2.058cm" svg:y="0.379cm" svg:width="13.646cm" svg:height="6.819cm"/>
          <chart:axis chart:dimension="x" chart:name="primary-x" chart:style-name="ch3" chartooo:axis-type="auto">
            <chartooo:date-scale/>
            <chart:title svg:x="7.772cm" svg:y="8.025cm" chart:style-name="ch4">
              <text:p>repeating</text:p>
            </chart:title>
            <chart:categories table:cell-range-address="'boats5120.comp'.A1:'boats5120.comp'.A9"/>
          </chart:axis>
          <chart:axis chart:dimension="y" chart:name="primary-y" chart:style-name="ch5">
            <chart:title svg:x="0.451cm" svg:y="5.286cm" chart:style-name="ch6">
              <text:p>frequencies (log)</text:p>
            </chart:title>
            <chart:grid chart:style-name="ch7" chart:class="major"/>
          </chart:axis>
          <chart:series chart:style-name="ch8" chart:values-cell-range-address="'boats5120.comp'.B1:'boats5120.comp'.B9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boats5120.comp'.A1:'boats5120.comp'.A9</svg:desc>
                </draw:g>
              </table:table-cell>
              <table:table-cell office:value-type="float" office:value="2.65991620006985">
                <text:p>2.65991620006985</text:p>
                <draw:g>
                  <svg:desc>'boats5120.comp'.B1:'boats5120.comp'.B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.4823446795778">
                <text:p>4.482344679577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.51289775632065">
                <text:p>4.5128977563206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.15106325335375">
                <text:p>4.1510632533537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66407759018507">
                <text:p>3.6640775901850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97680833733807">
                <text:p>2.9768083373380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20951501454263">
                <text:p>2.2095150145426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54406804435028">
                <text:p>1.5440680443502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02059991327962">
                <text:p>0.6020599913279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